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CMR101" svg:font-family="CMR10" style:font-family-generic="swiss" style:font-pitch="variable"/>
    <style:font-face style:name="CMR10" svg:font-family="CMR10" style:font-adornments="Predeterminado" style:font-family-generic="swiss" style:font-pitch="variable"/>
    <style:font-face style:name="CMTT10" svg:font-family="CMTT10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fo:color="#000000" fo:font-weight="normal" style:font-weight-asian="normal" style:font-weight-complex="normal"/>
    </style:style>
    <style:style style:name="P7" style:family="paragraph" style:parent-style-name="Text_20_body">
      <style:text-properties officeooo:rsid="0018840b" officeooo:paragraph-rsid="0018840b"/>
    </style:style>
    <style:style style:name="P8" style:family="paragraph" style:parent-style-name="Text_20_body">
      <style:text-properties fo:font-weight="bold" officeooo:rsid="00193742" officeooo:paragraph-rsid="00193742" style:font-weight-asian="bold" style:font-weight-complex="bold"/>
    </style:style>
    <style:style style:name="P9" style:family="paragraph" style:parent-style-name="Text_20_body">
      <style:text-properties fo:font-weight="normal" officeooo:rsid="00193742" officeooo:paragraph-rsid="00193742" style:font-weight-asian="normal" style:font-weight-complex="normal"/>
    </style:style>
    <style:style style:name="P10" style:family="paragraph" style:parent-style-name="Text_20_body">
      <style:text-properties officeooo:rsid="001ce2fd" officeooo:paragraph-rsid="001f869b"/>
    </style:style>
    <style:style style:name="P11" style:family="paragraph" style:parent-style-name="Text_20_body">
      <style:text-properties fo:font-style="italic" style:text-underline-style="none" officeooo:rsid="001ce2fd" officeooo:paragraph-rsid="001ce2fd" style:font-style-asian="italic" style:font-style-complex="italic"/>
    </style:style>
    <style:style style:name="P12" style:family="paragraph" style:parent-style-name="Text_20_body">
      <style:text-properties fo:font-style="italic" style:text-underline-style="none" officeooo:rsid="001ce2fd" officeooo:paragraph-rsid="001df67c" style:font-style-asian="italic" style:font-style-complex="italic"/>
    </style:style>
    <style:style style:name="P13" style:family="paragraph" style:parent-style-name="Text_20_body">
      <style:text-properties fo:font-style="italic" style:text-underline-style="none" officeooo:rsid="001ce2fd" officeooo:paragraph-rsid="001fb70b" style:font-style-asian="italic" style:font-style-complex="italic"/>
    </style:style>
    <style:style style:name="P14" style:family="paragraph" style:parent-style-name="Text_20_body">
      <style:text-properties fo:font-style="italic" style:text-underline-style="none" officeooo:rsid="0020bfee" officeooo:paragraph-rsid="0020bfee" style:font-style-asian="italic" style:font-style-complex="italic"/>
    </style:style>
    <style:style style:name="P15" style:family="paragraph" style:parent-style-name="Text_20_body">
      <style:text-properties fo:font-style="italic" style:text-underline-style="none" officeooo:rsid="0020e0d9" officeooo:paragraph-rsid="0020e0d9" style:font-style-asian="italic" style:font-style-complex="italic"/>
    </style:style>
    <style:style style:name="P16" style:family="paragraph" style:parent-style-name="Text_20_body">
      <style:text-properties officeooo:paragraph-rsid="001ce2fd"/>
    </style:style>
    <style:style style:name="P17" style:family="paragraph" style:parent-style-name="Text_20_body">
      <style:text-properties officeooo:rsid="001df67c" officeooo:paragraph-rsid="001df67c"/>
    </style:style>
    <style:style style:name="P18" style:family="paragraph" style:parent-style-name="Text_20_body">
      <style:text-properties officeooo:rsid="0020bfee" officeooo:paragraph-rsid="0020bfee"/>
    </style:style>
    <style:style style:name="P19" style:family="paragraph" style:parent-style-name="Text_20_body">
      <style:text-properties officeooo:rsid="0020e0d9" officeooo:paragraph-rsid="0020e0d9"/>
    </style:style>
    <style:style style:name="P20" style:family="paragraph" style:parent-style-name="Text_20_body">
      <style:text-properties officeooo:rsid="0020e0d9" officeooo:paragraph-rsid="002265a7"/>
    </style:style>
    <style:style style:name="P21" style:family="paragraph" style:parent-style-name="Text_20_body">
      <style:text-properties officeooo:paragraph-rsid="0020e0d9"/>
    </style:style>
    <style:style style:name="P22" style:family="paragraph" style:parent-style-name="Text_20_body">
      <style:text-properties officeooo:rsid="00261fe8" officeooo:paragraph-rsid="00261fe8"/>
    </style:style>
    <style:style style:name="P23" style:family="paragraph" style:parent-style-name="Text_20_body">
      <style:text-properties officeooo:rsid="002797bf" officeooo:paragraph-rsid="0029b4a7"/>
    </style:style>
    <style:style style:name="P2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6" style:family="paragraph" style:parent-style-name="Standard" style:master-page-name="Presentacion">
      <style:paragraph-properties fo:text-align="center" style:justify-single-word="false" style:page-number="auto"/>
    </style:style>
    <style:style style:name="P27" style:family="paragraph" style:parent-style-name="Text_20_body" style:list-style-name="L1">
      <style:text-properties fo:font-weight="normal" officeooo:rsid="00193742" officeooo:paragraph-rsid="00193742" style:font-weight-asian="normal" style:font-weight-complex="normal"/>
    </style:style>
    <style:style style:name="P28" style:family="paragraph" style:parent-style-name="Text_20_body" style:list-style-name="L2">
      <style:text-properties officeooo:rsid="0017e2fe" officeooo:paragraph-rsid="0017e2fe"/>
    </style:style>
    <style:style style:name="P29" style:family="paragraph" style:parent-style-name="Text_20_body" style:list-style-name="L2">
      <style:text-properties officeooo:rsid="0017e2fe" officeooo:paragraph-rsid="001874ab"/>
    </style:style>
    <style:style style:name="P30" style:family="paragraph" style:parent-style-name="Text_20_body" style:list-style-name="L2">
      <style:text-properties officeooo:rsid="00193742" officeooo:paragraph-rsid="00193742"/>
    </style:style>
    <style:style style:name="P31" style:family="paragraph" style:parent-style-name="Text_20_body" style:list-style-name="L2">
      <style:text-properties officeooo:rsid="001874ab" officeooo:paragraph-rsid="00193742"/>
    </style:style>
    <style:style style:name="P32" style:family="paragraph" style:parent-style-name="Text_20_body" style:list-style-name="L2">
      <style:text-properties officeooo:rsid="001874ab" officeooo:paragraph-rsid="0018840b"/>
    </style:style>
    <style:style style:name="P33" style:family="paragraph" style:parent-style-name="Text_20_body" style:list-style-name="L3">
      <style:text-properties officeooo:paragraph-rsid="001be877"/>
    </style:style>
    <style:style style:name="P34" style:family="paragraph" style:parent-style-name="Text_20_body" style:list-style-name="L3">
      <style:text-properties officeooo:rsid="001ba045" officeooo:paragraph-rsid="001ba045"/>
    </style:style>
    <style:style style:name="P35" style:family="paragraph" style:parent-style-name="Text_20_body" style:list-style-name="L3">
      <style:text-properties officeooo:rsid="001ba045" officeooo:paragraph-rsid="001f869b"/>
    </style:style>
    <style:style style:name="P36" style:family="paragraph" style:parent-style-name="Text_20_body" style:list-style-name="L4">
      <style:text-properties officeooo:rsid="001be877" officeooo:paragraph-rsid="001be877"/>
    </style:style>
    <style:style style:name="P37" style:family="paragraph" style:parent-style-name="Text_20_body" style:list-style-name="L4">
      <style:text-properties officeooo:rsid="001be877" officeooo:paragraph-rsid="001fb70b"/>
    </style:style>
    <style:style style:name="P38" style:family="paragraph" style:parent-style-name="Text_20_body" style:list-style-name="L4">
      <style:text-properties officeooo:rsid="001be877" officeooo:paragraph-rsid="00200382"/>
    </style:style>
    <style:style style:name="P39" style:family="paragraph" style:parent-style-name="Text_20_body" style:list-style-name="L5">
      <style:text-properties officeooo:paragraph-rsid="00245b66"/>
    </style:style>
    <style:style style:name="P40" style:family="paragraph" style:parent-style-name="Text_20_body">
      <style:text-properties fo:font-style="italic" style:text-underline-style="none" officeooo:rsid="001ce2fd" officeooo:paragraph-rsid="001fb70b" style:font-style-asian="italic" style:font-style-complex="italic"/>
    </style:style>
    <style:style style:name="P41" style:family="paragraph" style:parent-style-name="Text_20_body">
      <style:text-properties officeooo:rsid="0020e0d9" officeooo:paragraph-rsid="0020e0d9"/>
    </style:style>
    <style:style style:name="P42" style:family="paragraph" style:parent-style-name="Text_20_body" style:list-style-name="L6"/>
    <style:style style:name="P43" style:family="paragraph" style:parent-style-name="Text_20_body">
      <style:text-properties officeooo:paragraph-rsid="00245b66"/>
    </style:style>
    <style:style style:name="P44" style:family="paragraph" style:parent-style-name="Text_20_body" style:list-style-name="L7">
      <style:text-properties officeooo:rsid="002b727a" officeooo:paragraph-rsid="002b727a"/>
    </style:style>
    <style:style style:name="P45" style:family="paragraph" style:parent-style-name="Text_20_body">
      <style:text-properties officeooo:rsid="002c77e2" officeooo:paragraph-rsid="002c77e2"/>
    </style:style>
    <style:style style:name="P46" style:family="paragraph" style:parent-style-name="Text_20_body">
      <style:text-properties officeooo:paragraph-rsid="00261fe8"/>
    </style:style>
    <style:style style:name="P47" style:family="paragraph" style:parent-style-name="Heading_20_2">
      <style:text-properties fo:font-weight="bold" style:font-weight-asian="bold" style:font-weight-complex="bold"/>
    </style:style>
    <style:style style:name="P48" style:family="paragraph" style:parent-style-name="Heading_20_2">
      <style:text-properties officeooo:rsid="001ce2fd"/>
    </style:style>
    <style:style style:name="P49" style:family="paragraph" style:parent-style-name="Heading_20_2">
      <style:text-properties officeooo:rsid="0020bfee" officeooo:paragraph-rsid="0020bfee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1" style:master-page-name="Presentacion">
      <style:paragraph-properties fo:text-align="center" style:justify-single-word="false" style:page-number="auto"/>
    </style:style>
    <style:style style:name="P52" style:family="paragraph" style:parent-style-name="Heading_20_1" style:master-page-name="Cuerpo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CMBX12" fo:font-size="12pt" style:font-size-asian="12pt"/>
    </style:style>
    <style:style style:name="T4" style:family="text">
      <style:text-properties style:font-name="CMBX12" fo:font-size="12pt" officeooo:rsid="0017e2fe" style:font-size-asian="12pt"/>
    </style:style>
    <style:style style:name="T5" style:family="text">
      <style:text-properties fo:font-variant="normal" fo:text-transform="none" style:use-window-font-color="true" style:font-name="Arial2" fo:font-size="12pt" fo:letter-spacing="normal" fo:font-style="normal" fo:font-weight="normal" style:font-size-asian="12pt" style:font-size-complex="12pt"/>
    </style:style>
    <style:style style:name="T6" style:family="text">
      <style:text-properties officeooo:rsid="0018e0d3"/>
    </style:style>
    <style:style style:name="T7" style:family="text">
      <style:text-properties officeooo:rsid="001be877"/>
    </style:style>
    <style:style style:name="T8" style:family="text">
      <style:text-properties style:font-name="Arial2" fo:font-size="12pt" style:font-size-asian="12pt" style:font-size-complex="12pt"/>
    </style:style>
    <style:style style:name="T9" style:family="text">
      <style:text-properties style:font-name="Arial2" fo:font-size="12pt" officeooo:rsid="00245b66" style:font-size-asian="12pt" style:font-size-complex="12pt"/>
    </style:style>
    <style:style style:name="T10" style:family="text">
      <style:text-properties style:use-window-font-color="true" style:font-name="Arial2" fo:font-size="12pt" style:font-size-asian="12pt" style:font-size-complex="12pt"/>
    </style:style>
    <style:style style:name="T11" style:family="text">
      <style:text-properties style:use-window-font-color="true" style:font-name="Arial2" fo:font-size="12pt" officeooo:rsid="001be877" style:font-size-asian="12pt" style:font-size-complex="12pt"/>
    </style:style>
    <style:style style:name="T12" style:family="text">
      <style:text-properties officeooo:rsid="001ce2fd"/>
    </style:style>
    <style:style style:name="T13" style:family="text">
      <style:text-properties fo:font-style="italic" officeooo:rsid="001ce2fd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1ce2fd" style:font-style-asian="italic" style:font-style-complex="italic"/>
    </style:style>
    <style:style style:name="T16" style:family="text">
      <style:text-properties fo:font-style="italic" style:text-underline-style="none" officeooo:rsid="001fb70b" style:font-style-asian="italic" style:font-style-complex="italic"/>
    </style:style>
    <style:style style:name="T17" style:family="text">
      <style:text-properties fo:font-style="italic" style:text-underline-style="none" officeooo:rsid="001f869b" style:font-style-asian="italic" style:font-style-complex="italic"/>
    </style:style>
    <style:style style:name="T18" style:family="text">
      <style:text-properties officeooo:rsid="001df67c"/>
    </style:style>
    <style:style style:name="T19" style:family="text">
      <style:text-properties officeooo:rsid="001f869b"/>
    </style:style>
    <style:style style:name="T20" style:family="text">
      <style:text-properties officeooo:rsid="001fb70b"/>
    </style:style>
    <style:style style:name="T21" style:family="text">
      <style:text-properties officeooo:rsid="00200382"/>
    </style:style>
    <style:style style:name="T22" style:family="text">
      <style:text-properties officeooo:rsid="002265a7"/>
    </style:style>
    <style:style style:name="T23" style:family="text">
      <style:text-properties officeooo:rsid="00245b66"/>
    </style:style>
    <style:style style:name="T24" style:family="text">
      <style:text-properties officeooo:rsid="0029b4a7"/>
    </style:style>
    <style:style style:name="T25" style:family="text">
      <style:text-properties officeooo:rsid="002c77e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3"><text:reference-mark-start text:name="titulo"/>PROYECTO FINAL FLP - OBLIQ <text:reference-mark-end text:name="titulo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mark-start text:name="Autor"/>Andrés Felipe Valencia - 1523227 <text:line-break/>Jefferson Mendoza - 141033<text:reference-mark-end text:name="Autor"/></text:p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mark-start text:name="Universidad"/>Universidad <text:s/>del Valle <text:reference-mark-end text:name="Universidad"/></text:p>
      <text:p text:style-name="P3"><text:reference-mark-start text:name="Programa"/>Ingeniería de Sistemas<text:reference-mark-end text:name="Programa"/></text:p>
      <text:p text:style-name="P3"><text:reference-mark-start text:name="Materia"/>Fundamentos de Leguajes de Programación<text:reference-mark-end text:name="Materia"/></text:p>
      <text:p text:style-name="P2"><text:reference-mark-start text:name="Ciudad"/>Santiago de Cali<text:reference-mark-end text:name="Ciudad"/></text:p>
      <text:p text:style-name="P2"><text:reference-mark-start text:name="Año"/>2013<text:reference-mark-end text:name="Año"/></text:p>
      <text:p text:style-name="P26"/>
      <text:p text:style-name="P3"><text:reference-ref text:reference-format="text" text:ref-name="titulo">PROYECTO FINAL FLP - OBLIQ 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ref text:reference-format="text" text:ref-name="Autor">Andrés Felipe Valencia - 1523227  Jefferson Mendoza - 141033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reference-mark-start text:name="Docente"/>Carlos Andrés Delgado Saavedra <text:reference-mark-end text:name="Docente"/></text:p>
      <text:p text:style-name="P2"><text:reference-mark-start text:name="DocenteTitulo"/>Ingeniero de Electronico y de Sistemas<text:reference-mark-end text:name="DocenteTitulo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ref text:reference-format="text" text:ref-name="Universidad">Universidad  del Valle </text:reference-ref></text:p>
      <text:p text:style-name="P3"><text:reference-ref text:reference-format="text" text:ref-name="Programa">Ingeniería de Sistemas</text:reference-ref></text:p>
      <text:p text:style-name="P3"><text:reference-ref text:reference-format="text" text:ref-name="Materia">Fundamentos de Leguajes de Programación</text:reference-ref></text:p>
      <text:p text:style-name="P2"><text:reference-ref text:reference-format="text" text:ref-name="Ciudad">Santiago de Cali</text:reference-ref></text:p>
      <text:p text:style-name="P2"><text:reference-ref text:reference-format="text" text:ref-name="Año">2013</text:reference-ref></text:p>
      <text:p text:style-name="P26"/>
      <text:table-of-content text:style-name="Sect1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Contenido</text:p>
          </text:index-title>
          <text:h text:style-name="P24" text:outline-level="1"><text:a xlink:type="simple" xlink:href="#__RefHeading__458_2133575076" text:style-name="Index_20_Link" text:visited-style-name="Index_20_Link">INTRODUCCION<text:tab/>4</text:a></text:h>
          <text:h text:style-name="P24" text:outline-level="1"><text:a xlink:type="simple" xlink:href="#__RefHeading__460_2133575076" text:style-name="Index_20_Link" text:visited-style-name="Index_20_Link">1 .sintáxis del lenguaje<text:tab/>5</text:a></text:h>
          <text:h text:style-name="P24" text:outline-level="1"><text:a xlink:type="simple" xlink:href="#__RefHeading__230_205795738" text:style-name="Index_20_Link" text:visited-style-name="Index_20_Link">2 .COMPORTAMIENTO DEL INTERPRETADOR<text:tab/>5</text:a></text:h>
          <text:p text:style-name="P25"><text:a xlink:type="simple" xlink:href="#__RefHeading__461_525927944" text:style-name="Index_20_Link" text:visited-style-name="Index_20_Link"><text:s/>2.1 .EXPRESION 1<text:tab/>5</text:a></text:p>
          <text:p text:style-name="P25"><text:a xlink:type="simple" xlink:href="#__RefHeading__463_525927944" text:style-name="Index_20_Link" text:visited-style-name="Index_20_Link"><text:s/>2.2 .EXPRESION 2<text:tab/>5</text:a></text:p>
          <text:h text:style-name="P24" text:outline-level="1"><text:a xlink:type="simple" xlink:href="#__RefHeading__408_2133575076" text:style-name="Index_20_Link" text:visited-style-name="Index_20_Link">3 .Otros procedimientos<text:tab/>5</text:a></text:h>
          <text:h text:style-name="P24" text:outline-level="1"><text:a xlink:type="simple" xlink:href="#__RefHeading__410_2133575076" text:style-name="Index_20_Link" text:visited-style-name="Index_20_Link">4 .CONCLUSIONES <text:tab/>5</text:a></text:h>
          <text:h text:style-name="P24" text:outline-level="1"><text:a xlink:type="simple" xlink:href="#__RefHeading__465_525927944" text:style-name="Index_20_Link" text:visited-style-name="Index_20_Link">5 .Bibliografía<text:tab/>6</text:a></text:h>
        </text:index-body>
      </text:table-of-content>
      <text:h text:style-name="P50" text:outline-level="1" text:is-list-header="true"/>
      <text:h text:style-name="P51" text:outline-level="1" text:is-list-header="true"><text:bookmark-start text:name="__RefHeading__458_2133575076"/>INTRODUCCION<text:bookmark-end text:name="__RefHeading__458_2133575076"/></text:h>
      <text:p text:style-name="P4"/>
      <text:p text:style-name="P4"/>
      <text:p text:style-name="P5">PARAFO INTRODUCCION</text:p>
      <text:p text:style-name="P5"/>
      <text:p text:style-name="P5"/>
      <text:p text:style-name="P5"/>
      <text:h text:style-name="P52" text:outline-level="1"><text:bookmark-start text:name="__RefHeading__460_2133575076"/>sintáxis del lenguaje<text:bookmark-end text:name="__RefHeading__460_2133575076"/></text:h>
      <text:p text:style-name="P8">Palabras Clave:</text:p>
      <text:p text:style-name="P9">La siguiente lista muestras las palabras que son reservadas de el lenguaje las cuales no se pueden utilizar como constantes o variable u otro identificador.</text:p>
      <text:list xml:id="list6834874769761195083" text:style-name="L1">
        <text:list-item>
          <text:p text:style-name="P27">ok</text:p>
        </text:list-item>
        <text:list-item>
          <text:p text:style-name="P27">if</text:p>
        </text:list-item>
        <text:list-item>
          <text:p text:style-name="P27">then</text:p>
        </text:list-item>
        <text:list-item>
          <text:p text:style-name="P27">elseif</text:p>
        </text:list-item>
        <text:list-item>
          <text:p text:style-name="P27">else</text:p>
        </text:list-item>
        <text:list-item>
          <text:p text:style-name="P27">var</text:p>
        </text:list-item>
        <text:list-item>
          <text:p text:style-name="P27">in</text:p>
        </text:list-item>
        <text:list-item>
          <text:p text:style-name="P27">let</text:p>
        </text:list-item>
        <text:list-item>
          <text:p text:style-name="P27">letrec</text:p>
        </text:list-item>
        <text:list-item>
          <text:p text:style-name="P27">set</text:p>
        </text:list-item>
        <text:list-item>
          <text:p text:style-name="P27">begin</text:p>
        </text:list-item>
        <text:list-item>
          <text:p text:style-name="P27">end</text:p>
        </text:list-item>
        <text:list-item>
          <text:p text:style-name="P27">for</text:p>
        </text:list-item>
        <text:list-item>
          <text:p text:style-name="P27">to</text:p>
        </text:list-item>
        <text:list-item>
          <text:p text:style-name="P27">do</text:p>
        </text:list-item>
        <text:list-item>
          <text:p text:style-name="P27">is</text:p>
        </text:list-item>
        <text:list-item>
          <text:p text:style-name="P27">not</text:p>
        </text:list-item>
        <text:list-item>
          <text:p text:style-name="P27">and</text:p>
        </text:list-item>
        <text:list-item>
          <text:p text:style-name="P27">or</text:p>
        </text:list-item>
        <text:list-item>
          <text:p text:style-name="P27">false</text:p>
        </text:list-item>
        <text:list-item>
          <text:p text:style-name="P27">true</text:p>
        </text:list-item>
        <text:list-item>
          <text:p text:style-name="P27">proc</text:p>
        </text:list-item>
        <text:list-item>
          <text:p text:style-name="P27">apply</text:p>
        </text:list-item>
      </text:list>
      <text:p text:style-name="P9"/>
      <text:h text:style-name="P47" text:outline-level="2"><text:soft-page-break/><text:span text:style-name="T3">Estructuras Sint</text:span><text:span text:style-name="T4">á</text:span><text:span text:style-name="T3">cticas</text:span></text:h>
      <text:h text:style-name="Heading_20_3" text:outline-level="3">Identificadores</text:h>
      <text:list xml:id="list2700604514330281001" text:style-name="L2">
        <text:list-item>
          <text:p text:style-name="P28">Sensibilidad a mayúsculas: Nuestro interpretador es sensible a <text:span text:style-name="T23">mayúsculas</text:span>, por lo que un identificador llamado Calc es diferente a calc.</text:p>
        </text:list-item>
        <text:list-item>
          <text:p text:style-name="P29">Los identificadores son un conjunto de caracteres alfanuméricos que empiezan con una letra y puede ir seguido de letras, digitos o bien caracteres especiales como guion bajo[ _ ], <text:s/>guion[ - ] <text:s/>o signo de interrogación [?].</text:p>
        </text:list-item>
        <text:list-item>
          <text:p text:style-name="P30">Una palabra clave no se puede utilizar como identificador.</text:p>
        </text:list-item>
        <text:list-item>
          <text:p text:style-name="P31">Ejemplo de identificadores validos: calc, int?, fact_, calcular-x?.</text:p>
        </text:list-item>
        <text:list-item>
          <text:p text:style-name="P31"><text:s/>Ejemplo de identificadores erroneos: 1calc, ?fact, proc.</text:p>
          <text:list>
            <text:list-header>
              <text:p text:style-name="P32"/>
            </text:list-header>
          </text:list>
        </text:list-item>
      </text:list>
      <text:h text:style-name="Heading_20_2" text:outline-level="2">Estructuras de Datos</text:h>
      <text:h text:style-name="Heading_20_3" text:outline-level="3">Constantes</text:h>
      <text:list xml:id="list498772696071565036" text:style-name="L3">
        <text:list-item>
          <text:p text:style-name="P34">Booleanos: </text:p>
          <text:list>
            <text:list-item>
              <text:p text:style-name="P34"><text:span text:style-name="T18">El valor correspondiente al verdadero es </text:span>true <text:span text:style-name="T18">y </text:span>es una expresión con valor #t.</text:p>
            </text:list-item>
            <text:list-item>
              <text:p text:style-name="P35"><text:span text:style-name="T18">El valor correspondiente al false es false</text:span> <text:span text:style-name="T18">y </text:span>es una expresión con valor #<text:span text:style-name="T19">f.</text:span></text:p>
            </text:list-item>
          </text:list>
        </text:list-item>
        <text:list-item>
          <text:p text:style-name="P34">Enteros:</text:p>
          <text:list>
            <text:list-item>
              <text:p text:style-name="P34">Los enteros empiezan con un dígito seguido de 0 o muchos dígitos, pueden ser valores positivos o negativos sin puntos de coma flotante.</text:p>
            </text:list-item>
          </text:list>
        </text:list-item>
        <text:list-item>
          <text:p text:style-name="P34">Caracteres</text:p>
        </text:list-item>
        <text:list-item>
          <text:p text:style-name="P34">ok</text:p>
          <text:list>
            <text:list-item>
              <text:p text:style-name="P33"><text:span text:style-name="T7">Es el</text:span><text:span text:style-name="T11"> </text:span><text:span text:style-name="T5">retorno por defecto de las funciones que tienen efecto mas no valor, como es el caso de set.</text:span><text:span text:style-name="T10"> </text:span></text:p>
            </text:list-item>
          </text:list>
        </text:list-item>
      </text:list>
      <text:h text:style-name="Heading_20_3" text:outline-level="3">Operadores</text:h>
      <text:list xml:id="list3073612248913091039" text:style-name="L4">
        <text:list-item>
          <text:p text:style-name="P36">Bool: <text:span text:style-name="T21">Los valores recibidos deben ser constantes de tipo booleano.</text:span></text:p>
          <text:list>
            <text:list-item>
              <text:p text:style-name="P36">not: <text:span text:style-name="T12">El operador not lleva a cabo una negación lógica o de inversión de una expresión de tipo Booleano. Solo permite el ingreso de una expresión.</text:span></text:p>
            </text:list-item>
            <text:list-item>
              <text:p text:style-name="P37"><text:span text:style-name="T20">a</text:span>nd: <text:span text:style-name="T20">El operador and lleva a <text:s/>cabo un producto lógico de dos expresiones de tipo Booleano. Solo permite el ingreso de dos expresiones.</text:span></text:p>
            </text:list-item>
            <text:list-item>
              <text:p text:style-name="P37"><text:span text:style-name="T20">o</text:span>r: <text:span text:style-name="T20">El operador or lleva a <text:s/>cabo una suma lógica de dos expresiones de </text:span><text:soft-page-break/><text:span text:style-name="T20">tipo Booleano. Solo permite el ingreso de dos expresiones.</text:span></text:p>
            </text:list-item>
          </text:list>
        </text:list-item>
        <text:list-item>
          <text:p text:style-name="P38">Int: <text:span text:style-name="T21">Los valores recibidos deben ser constantes de tipo enteros.</text:span></text:p>
          <text:list>
            <text:list-item>
              <text:p text:style-name="P36">+: <text:span text:style-name="T21">El operador + lleva a cabo una suma de dos expresiones numéricas.</text:span></text:p>
            </text:list-item>
            <text:list-item>
              <text:p text:style-name="P38">-: <text:span text:style-name="T21">El operador - lleva a cabo una resta de dos expresiones numéricas.</text:span></text:p>
            </text:list-item>
            <text:list-item>
              <text:p text:style-name="P38">*: <text:span text:style-name="T21">El operador * lleva a cabo una multiplicación de dos expresiones numéricas.</text:span></text:p>
            </text:list-item>
            <text:list-item>
              <text:p text:style-name="P38">/: <text:span text:style-name="T21">El operador / lleva a cabo una división de dos expresiones numéricas. El segundo número no puede ser 0 pues esta división es indefinida.</text:span></text:p>
            </text:list-item>
            <text:list-item>
              <text:p text:style-name="P38">%: <text:span text:style-name="T21">El operador % da como resultado el resto de la división entera de dos expresiones.</text:span></text:p>
            </text:list-item>
            <text:list-item>
              <text:p text:style-name="P38">&gt;: <text:span text:style-name="T21">El operador &gt; compara dos números y devuelve #t si el primero es mayor que el segundo, en caso contrario devuelve false.</text:span></text:p>
            </text:list-item>
            <text:list-item>
              <text:p text:style-name="P38">&lt;: <text:span text:style-name="T21">El operador &lt; compara dos números y devuelve #t si el primero es menor que el segundo, en caso contrario devuelve false.</text:span></text:p>
            </text:list-item>
            <text:list-item>
              <text:p text:style-name="P38">&gt;=: <text:span text:style-name="T21">El operador &gt;= compara dos números y devuelve #t si el primero es mayor o igual que el segundo, en caso contrario devuelve false.</text:span></text:p>
            </text:list-item>
            <text:list-item>
              <text:p text:style-name="P38">&lt;=: <text:span text:style-name="T21">El operador &lt;= compara dos números y devuelve #t si el primero es mayor o igual que el segundo, en caso contrario devuelve false.</text:span></text:p>
            </text:list-item>
            <text:list-item>
              <text:p text:style-name="P38">is: <text:span text:style-name="T21">El operador is <text:s/>compara dos expresiones y devuelve #t si son iguales, en caso contrario devuelve false.</text:span></text:p>
            </text:list-item>
          </text:list>
        </text:list-item>
        <text:list-item>
          <text:p text:style-name="P36">text</text:p>
          <text:list>
            <text:list-item>
              <text:p text:style-name="P36">&amp;</text:p>
            </text:list-item>
          </text:list>
        </text:list-item>
      </text:list>
      <text:h text:style-name="Heading_20_3" text:outline-level="3">Objetos</text:h>
      <text:p text:style-name="Text_20_body"/>
      <text:h text:style-name="Heading_20_2" text:outline-level="2">Estructuras de Control</text:h>
      <text:h text:style-name="Heading_20_3" text:outline-level="3">Definiciones</text:h>
      <text:list xml:id="list1423977544086655727" text:style-name="L5">
        <text:list-item>
          <text:p text:style-name="P39"><text:span text:style-name="T23">var: </text:span><text:span text:style-name="T8">Una </text:span><text:span text:style-name="T9">definición</text:span><text:span text:style-name="T8"> var introduce una </text:span><text:span text:style-name="T9">colección</text:span><text:span text:style-name="T8"> de variables actualizables y sus valores iniciales.</text:span></text:p>
        </text:list-item>
        <text:list-item>
          <text:p text:style-name="P39"><text:span text:style-name="T9">let: </text:span><text:span text:style-name="T8">Una definici</text:span><text:span text:style-name="T9">ó</text:span><text:span text:style-name="T8">n let introduce una colecci</text:span><text:span text:style-name="T9">ó</text:span><text:span text:style-name="T8">n de identifica</text:span><text:span text:style-name="T9">dores no actualizables y sus valores.</text:span></text:p>
        </text:list-item>
        <text:list-item>
          <text:p text:style-name="P39"><text:span text:style-name="T9">letrec: </text:span><text:span text:style-name="T8">Una </text:span><text:span text:style-name="T9">definición</text:span><text:span text:style-name="T8"> letrec introduce una </text:span><text:span text:style-name="T9">colección</text:span><text:span text:style-name="T8"> de procedimientos recursivos.</text:span><text:span text:style-name="T9"> </text:span></text:p>
        </text:list-item>
      </text:list>
      <text:p text:style-name="P43"><text:span text:style-name="T9"/></text:p>
      <text:p text:style-name="P43"><text:span text:style-name="T9"/></text:p>
      <text:h text:style-name="Heading_20_3" text:outline-level="3"><text:soft-page-break/><text:span text:style-name="T9">A</text:span><text:span text:style-name="T8">signación</text:span></text:h>
      <text:list xml:id="list8331464059914338416" text:style-name="L7">
        <text:list-item>
          <text:p text:style-name="P44"><text:span text:style-name="T8">Set: evalua la expresion de la parte derecha y luego se modifica el contenido evaluado con el identificador. El resultado de la asignación es cualquier valor simbólico, en este caso “ok”.</text:span></text:p>
        </text:list-item>
      </text:list>
      <text:p text:style-name="Text_20_body"/>
      <text:h text:style-name="Heading_20_1" text:outline-level="1"><text:bookmark-start text:name="__RefHeading__230_205795738"/>COMPORTAMIENTO DEL INTERPRETADOR<text:bookmark-end text:name="__RefHeading__230_205795738"/></text:h>
      <text:p text:style-name="Text_20_body"/>
      <text:h text:style-name="P48" text:outline-level="2"><text:bookmark-start text:name="__RefHeading__461_525927944"/>OPERADORes booleanos<text:bookmark-end text:name="__RefHeading__461_525927944"/></text:h>
      <text:p text:style-name="P17"/>
      <text:p text:style-name="P16"><text:span text:style-name="T13">not(false) → </text:span><text:span text:style-name="T15">#t</text:span></text:p>
      <text:p text:style-name="P13">or(not(true) true) → #t</text:p>
      <text:p text:style-name="P18"><text:span text:style-name="T15">o</text:span><text:span text:style-name="T14">r(false false) → #f</text:span></text:p>
      <text:p text:style-name="P18"><text:span text:style-name="T15">a</text:span><text:span text:style-name="T14">nd(true false) → #f</text:span></text:p>
      <text:p text:style-name="P11">not(1) → error</text:p>
      <text:p text:style-name="P13">not(<text:span text:style-name="T20">false true</text:span>) → error</text:p>
      <text:p text:style-name="P10"><text:span text:style-name="T16">or</text:span><text:span text:style-name="T14">(</text:span><text:span text:style-name="T17">false true false</text:span><text:span text:style-name="T14">) → error</text:span></text:p>
      <text:p text:style-name="P12"><text:span text:style-name="T18">or</text:span>(<text:span text:style-name="T18">false 1</text:span>) → error</text:p>
      <text:p text:style-name="P14">and(1 false) → error</text:p>
      <text:p text:style-name="P15">not(or(and(true false) true))→ #f</text:p>
      <text:p text:style-name="P12"/>
      <text:h text:style-name="P49" text:outline-level="2"><text:bookmark-start text:name="__RefHeading__463_525927944"/>OPERADORES ENTEROS<text:bookmark-end text:name="__RefHeading__463_525927944"/></text:h>
      <text:p text:style-name="P21"/>
      <text:p text:style-name="P19">+(1 2) → 3</text:p>
      <text:p text:style-name="P19">-(-1 2) → -3</text:p>
      <text:p text:style-name="P19">*(5 0) → 0</text:p>
      <text:p text:style-name="P19">/(2 3) → 1</text:p>
      <text:p text:style-name="P19">%(2 3) → 2</text:p>
      <text:p text:style-name="P19">&gt;(5 1) → #t</text:p>
      <text:p text:style-name="P19">&gt;=(5 4) → #t</text:p>
      <text:p text:style-name="P19">&lt;(5 5) → #f</text:p>
      <text:p text:style-name="P19">&lt;=(5 5) → #t</text:p>
      <text:p text:style-name="P19"><text:soft-page-break/>is(5 5) → #t</text:p>
      <text:p text:style-name="P20">is(<text:span text:style-name="T22">+(</text:span>5 <text:span text:style-name="T22">1)</text:span> <text:span text:style-name="T22">6</text:span>) → #t</text:p>
      <text:p text:style-name="P19">+(1 2 3) → error</text:p>
      <text:h text:style-name="Heading_20_2" text:outline-level="2">OBJETOS</text:h>
      <text:p text:style-name="Text_20_body"/>
      <text:h text:style-name="Heading_20_2" text:outline-level="2">DEFINICIONES <text:span text:style-name="T25">asignacion y secuenciacion</text:span></text:h>
      <text:p text:style-name="P22">var x=2 in begin set x:=3;x end →3</text:p>
      <text:p text:style-name="P22">var x = proc(y z) +(y z) in apply x(5,10) → 15</text:p>
      <text:p text:style-name="P23"><text:span text:style-name="T24">letrec fact(x) = if not(is(x 0)) then *(x apply fact(-(x 1))) else 1 in apply fact(6)</text:span> → 720</text:p>
      <text:p text:style-name="P46"/>
      <text:h text:style-name="Heading_20_2" text:outline-level="2">PROCEDIMIENTOS Y METODOS</text:h>
      <text:p text:style-name="Text_20_body"/>
      <text:h text:style-name="Heading_20_2" text:outline-level="2">CONDICIONALES</text:h>
      <text:p text:style-name="P45">if false then 1 elseif false then 2 else 3 → </text:p>
      <text:h text:style-name="Heading_20_1" text:outline-level="1"><text:bookmark-start text:name="__RefHeading__408_2133575076"/>Otros procedimientos<text:bookmark-end text:name="__RefHeading__408_2133575076"/></text:h>
      <text:p text:style-name="Text_20_body"/>
      <text:list xml:id="list5906316853486952359" text:style-name="L6">
        <text:list-item>
          <text:p text:style-name="P42">las descripciones de los procedimientos y datos auxiliares utilizados para el buen funcionamiento del interpretador</text:p>
        </text:list-item>
      </text:list>
      <text:h text:style-name="Heading_20_1" text:outline-level="1"><text:bookmark-start text:name="__RefHeading__410_2133575076"/>CONCLUSIONES <text:bookmark-end text:name="__RefHeading__410_213357507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65_525927944"/>Bibliografía<text:bookmark-end text:name="__RefHeading__465_525927944"/></text:h>
      <text:p text:style-name="Text_20_body"/>
      <text:p text:style-name="Text_20_body"><text:span text:style-name="T1">Code from the book "Essentials of Programming Languages", 3rd ed. by Friedman and Wand, </text:span><text:span text:style-name="T2">Mitchell Wand - [fecha de consulta: 14 de febrero de 2016 ] disponible en: https://github.com/mwand/eopl3</text:span></text:p>
      <text:p text:style-name="P6"><text:soft-page-break/></text:p>
      <text:p text:style-name="Text_20_body">PROYECTO_FLP, Robert Ceballos - [fecha de consulta: 21 de febrero de 2016 ]disponible en: <text:a xlink:type="simple" xlink:href="https://github.com/RobertCeballos/PROYECTO_FLP" text:style-name="Internet_20_link" text:visited-style-name="Visited_20_Internet_20_Link">https://github.com/RobertCeballos/PROYECTO_FLP</text:a></text:p>
      <text:p text:style-name="Text_20_body"/>
      <text:p text:style-name="P7">flpunivalle, <text:span text:style-name="T6">Jefferson Mendoza - Andres Valencia</text:span> - [fecha de consulta: 24 de febrero de 2016 ] disponible en: https://github.com/jeffersonM/flpunivall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CMR101" svg:font-family="CMR10" style:font-family-generic="swiss" style:font-pitch="variable"/>
    <style:font-face style:name="CMR10" svg:font-family="CMR10" style:font-adornments="Predeterminado" style:font-family-generic="swiss" style:font-pitch="variable"/>
    <style:font-face style:name="CMTT10" svg:font-family="CMTT10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" fo:font-family="Arial" style:font-style-name="Predeterminado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text-transform="uppercase" style:font-name="Arial1" fo:font-family="Arial" style:font-style-name="Negrita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2cm" loext:contextual-spacing="false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/>
      <style:text-properties fo:text-transform="uppercase" style:font-name="Arial1" fo:font-family="Arial" style:font-style-name="Negrita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 style:join-border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Arial1" fo:font-family="Arial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2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Sin_20_nombre1" style:display-name="Sin nombre1" style:family="graphic" style:parent-style-name="Graphics"/>
    <text:outline-style style:name="Outline">
      <text:outline-level-style text:level="1" text:style-name="Numbering_20_Symbols" style:num-suffix=" 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3cm" fo:margin-bottom="3cm" fo:margin-left="4.001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Presentacion"/>
    <style:master-page style:name="Cuerpo" style:page-layout-name="Mpm2">
      <style:footer>
        <text:p text:style-name="MP1"><text:page-number text:select-page="current">10</text:page-number></text:p>
      </style:footer>
    </style:master-page>
    <style:master-page style:name="Presentacion" style:page-layout-name="Mpm3">
      <style:header>
        <text:p text:style-name="Header"/>
      </style:header>
      <style:footer>
        <text:p text:style-name="Footer"/>
      </style:footer>
    </style:master-page>
    <style:master-page style:name="Sin_20_nombre1" style:display-name="Sin nombr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7:12</meta:creation-date>
    <meta:editing-duration>PT2H11S</meta:editing-duration>
    <meta:editing-cycles>20</meta:editing-cycles>
    <meta:generator>LibreOffice/5.1.0.3$Windows_x86 LibreOffice_project/5e3e00a007d9b3b6efb6797a8b8e57b51ab1f737</meta:generator>
    <dc:title>trabajos</dc:title>
    <meta:initial-creator>webmaster </meta:initial-creator>
    <dc:date>2016-02-24T21:17:23.387000000</dc:date>
    <meta:document-statistic meta:table-count="0" meta:image-count="0" meta:object-count="0" meta:page-count="10" meta:paragraph-count="139" meta:word-count="1018" meta:character-count="5638" meta:non-whitespace-character-count="4797"/>
  </office:meta>
</office:document-meta>
</file>